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d841" officeooo:paragraph-rsid="001bd841"/>
    </style:style>
    <style:style style:name="P2" style:family="paragraph" style:parent-style-name="Standard">
      <style:text-properties fo:font-size="9pt" officeooo:rsid="001bd841" officeooo:paragraph-rsid="001bd841" style:font-size-asian="9pt" style:font-size-complex="9pt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text-properties fo:font-size="9pt" officeooo:rsid="001bd841" officeooo:paragraph-rsid="001bd841" style:font-size-asian="9pt" style:font-size-complex="9pt"/>
    </style:style>
    <style:style style:name="P5" style:family="paragraph" style:parent-style-name="Table_20_Contents">
      <style:text-properties fo:font-size="9pt" officeooo:rsid="001d3bc1" officeooo:paragraph-rsid="001d3bc1" style:font-size-asian="9pt" style:font-size-complex="9pt"/>
    </style:style>
    <style:style style:name="P6" style:family="paragraph" style:parent-style-name="Table_20_Contents">
      <style:text-properties fo:font-size="9pt" officeooo:paragraph-rsid="001d3bc1" style:font-size-asian="9pt" style:font-size-complex="9pt"/>
    </style:style>
    <style:style style:name="P7" style:family="paragraph" style:parent-style-name="Table_20_Contents">
      <style:text-properties fo:font-size="9pt" officeooo:rsid="00220753" officeooo:paragraph-rsid="00220753" style:font-size-asian="9pt" style:font-size-complex="9pt"/>
    </style:style>
    <style:style style:name="P8" style:family="paragraph" style:parent-style-name="Table_20_Contents">
      <style:text-properties fo:font-size="9pt" officeooo:rsid="00233225" officeooo:paragraph-rsid="00233225" style:font-size-asian="9pt" style:font-size-complex="9pt"/>
    </style:style>
    <style:style style:name="T1" style:family="text">
      <style:text-properties officeooo:rsid="001d3b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3bc1" style:font-weight-asian="normal" style:font-weight-complex="normal"/>
    </style:style>
    <style:style style:name="T4" style:family="text">
      <style:text-properties officeooo:rsid="001ead15"/>
    </style:style>
    <style:style style:name="T5" style:family="text">
      <style:text-properties officeooo:rsid="00220753"/>
    </style:style>
    <style:style style:name="T6" style:family="text">
      <style:text-properties officeooo:rsid="002337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ttys-scope </text:span>Dataformat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olumn <text:span text:style-name="T1">#</text:span>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4">Timestamp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B2" office:value-type="string">
            <text:p text:style-name="P3">Acceleration_X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6">Acceleration_Y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6">Acceleration_Z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6">Magnetic_field_X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B2" office:value-type="string">
            <text:p text:style-name="P6">Magnetic_field_Y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B2" office:value-type="string">
            <text:p text:style-name="P6">Magnetic_field_Z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B2" office:value-type="string">
            <text:p text:style-name="P6">Analogue_channel_1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B2" office:value-type="string">
            <text:p text:style-name="P6">Analogue_channel_2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B2" office:value-type="string">
            <text:p text:style-name="P6">GPIO 0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B2" office:value-type="string">
            <text:p text:style-name="P6">GPIO <text:span text:style-name="T1">1, Attys #1, Unfiltered.</text:span>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B2" office:value-type="string">
            <text:p text:style-name="P6">Acceleration_X, <text:span text:style-name="T1">Attys #2, Unfiltered.</text:span>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B2" office:value-type="string">
            <text:p text:style-name="P6">Acceleration_Y, <text:span text:style-name="T1">Attys #2, Unfiltered.</text:span>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B2" office:value-type="string">
            <text:p text:style-name="P6">Acceleration_Z, <text:span text:style-name="T1">Attys #2, Unfiltered.</text:span></text:p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B2" office:value-type="string">
            <text:p text:style-name="P6">Magnetic_field_X<text:span text:style-name="T2">, </text:span><text:span text:style-name="T3">Attys #2, Unfiltered.</text:span>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B2" office:value-type="string">
            <text:p text:style-name="P6">Magnetic_field_Y<text:span text:style-name="T2">, </text:span><text:span text:style-name="T3">Attys #2, Unfiltered.</text:span></text:p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B2" office:value-type="string">
            <text:p text:style-name="P6">Magnetic_field_Z<text:span text:style-name="T2">, </text:span><text:span text:style-name="T3">Attys #2, Unfiltered.</text:span></text:p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B2" office:value-type="string">
            <text:p text:style-name="P6">Analogue_channel_1<text:span text:style-name="T2">, </text:span><text:span text:style-name="T3">Attys #2, Unfiltered.</text:span></text:p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B2" office:value-type="string">
            <text:p text:style-name="P6">Analogue_channel_2<text:span text:style-name="T2">, </text:span><text:span text:style-name="T3">Attys #2, Unfiltered.</text:span></text:p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B2" office:value-type="string">
            <text:p text:style-name="P6">GPIO 0<text:span text:style-name="T2">, </text:span><text:span text:style-name="T3">Attys #2, Unfiltered.</text:span></text:p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B2" office:value-type="string">
            <text:p text:style-name="P6">GPIO <text:span text:style-name="T1">1</text:span><text:span text:style-name="T3">, Attys #2, Unfiltered.</text:span></text:p>
          </table:table-cell>
        </table:table-row>
        <table:table-row>
          <table:table-cell table:style-name="Table1.B2" table:number-columns-spanned="2" office:value-type="string">
            <text:p text:style-name="P8">Attys #3, #4 etc would add more columns here.</text:p>
          </table:table-cell>
          <table:covered-table-cell/>
        </table:table-row>
        <table:table-row>
          <table:table-cell table:style-name="Table1.A2" office:value-type="string">
            <text:p text:style-name="P5">22</text:p>
          </table:table-cell>
          <table:table-cell table:style-name="Table1.B2" office:value-type="string">
            <text:p text:style-name="P3">Acceleration_X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B2" office:value-type="string">
            <text:p text:style-name="P6">Acceleration_Y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B2" office:value-type="string">
            <text:p text:style-name="P6">Acceleration_Z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B2" office:value-type="string">
            <text:p text:style-name="P6">Magnetic_field_X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B2" office:value-type="string">
            <text:p text:style-name="P6">Magnetic_field_Y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B2" office:value-type="string">
            <text:p text:style-name="P6">Magnetic_field_Z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<text:span text:style-name="T5">2</text:span>8</text:p>
          </table:table-cell>
          <table:table-cell table:style-name="Table1.B2" office:value-type="string">
            <text:p text:style-name="P6">Analogue_channel_1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<text:span text:style-name="T5">2</text:span>9</text:p>
          </table:table-cell>
          <table:table-cell table:style-name="Table1.B2" office:value-type="string">
            <text:p text:style-name="P6">Analogue_channel_2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7">30</text:p>
          </table:table-cell>
          <table:table-cell table:style-name="Table1.B2" office:value-type="string">
            <text:p text:style-name="P6">GPIO 0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1</text:p>
          </table:table-cell>
          <table:table-cell table:style-name="Table1.B2" office:value-type="string">
            <text:p text:style-name="P6">GPIO <text:span text:style-name="T1">1, Attys #1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2</text:p>
          </table:table-cell>
          <table:table-cell table:style-name="Table1.B2" office:value-type="string">
            <text:p text:style-name="P6">Acceleration_X, <text:span text:style-name="T1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3</text:p>
          </table:table-cell>
          <table:table-cell table:style-name="Table1.B2" office:value-type="string">
            <text:p text:style-name="P6">Acceleration_Y, <text:span text:style-name="T1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4</text:p>
          </table:table-cell>
          <table:table-cell table:style-name="Table1.B2" office:value-type="string">
            <text:p text:style-name="P6">Acceleration_Z, <text:span text:style-name="T1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5</text:p>
          </table:table-cell>
          <table:table-cell table:style-name="Table1.B2" office:value-type="string">
            <text:p text:style-name="P6">Magnetic_field_X<text:span text:style-name="T2">, </text:span><text:span text:style-name="T3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6</text:p>
          </table:table-cell>
          <table:table-cell table:style-name="Table1.B2" office:value-type="string">
            <text:p text:style-name="P6">Magnetic_field_Y<text:span text:style-name="T2">, </text:span><text:span text:style-name="T3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7</text:p>
          </table:table-cell>
          <table:table-cell table:style-name="Table1.B2" office:value-type="string">
            <text:p text:style-name="P6">Magnetic_field_Z<text:span text:style-name="T2">, </text:span><text:span text:style-name="T3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8</text:p>
          </table:table-cell>
          <table:table-cell table:style-name="Table1.B2" office:value-type="string">
            <text:p text:style-name="P6">Analogue_channel_1<text:span text:style-name="T2">, </text:span><text:span text:style-name="T3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9</text:p>
          </table:table-cell>
          <table:table-cell table:style-name="Table1.B2" office:value-type="string">
            <text:p text:style-name="P6">Analogue_channel_2<text:span text:style-name="T2">, </text:span><text:span text:style-name="T3">Attys #2, filtered.</text:span></text:p>
          </table:table-cell>
        </table:table-row>
        <table:table-row>
          <table:table-cell table:style-name="Table1.A2" office:value-type="string">
            <text:p text:style-name="P7">40</text:p>
          </table:table-cell>
          <table:table-cell table:style-name="Table1.B2" office:value-type="string">
            <text:p text:style-name="P6">GPIO 0<text:span text:style-name="T2">, </text:span><text:span text:style-name="T3">Attys #2, filtered.</text:span></text:p>
          </table:table-cell>
        </table:table-row>
        <table:table-row>
          <table:table-cell table:style-name="Table1.A2" office:value-type="string">
            <text:p text:style-name="P7">41</text:p>
          </table:table-cell>
          <table:table-cell table:style-name="Table1.B2" office:value-type="string">
            <text:p text:style-name="P6">GPIO <text:span text:style-name="T1">1</text:span><text:span text:style-name="T3">, Attys #2, filtered.</text:span></text:p>
          </table:table-cell>
        </table:table-row>
        <table:table-row>
          <table:table-cell table:style-name="Table1.B2" table:number-columns-spanned="2" office:value-type="string">
            <text:p text:style-name="P8">Attys #3, #4 etc would add more columns here.</text:p>
          </table:table-cell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Porr</meta:initial-creator>
    <meta:creation-date>2020-02-19T21:02:26.973841506</meta:creation-date>
    <dc:date>2020-02-19T21:56:20.477078833</dc:date>
    <dc:creator>Bernd Porr</dc:creator>
    <meta:editing-duration>PT14M20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2" meta:paragraph-count="87" meta:word-count="233" meta:character-count="1645" meta:non-whitespace-character-count="1499"/>
  </office:meta>
</office:document-meta>
</file>